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none" fo:border-top="none" fo:border-bottom="0.002cm solid #000000"/>
    </style:style>
    <style:style style:name="表7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able_20_Contents">
      <style:text-properties fo:font-size="20pt" style:font-size-asian="20pt" style:font-size-complex="20pt"/>
    </style:style>
    <style:style style:name="P31" style:family="paragraph" style:parent-style-name="Table_20_Contents">
      <style:text-properties fo:font-size="24pt" style:font-size-asian="24pt" style:font-size-complex="24pt"/>
    </style:style>
    <style:style style:name="P32" style:family="paragraph" style:parent-style-name="Standard">
      <style:text-properties fo:font-size="20pt" style:font-size-asian="20pt" style:font-size-complex="20pt"/>
    </style:style>
    <style:style style:name="P33" style:family="paragraph" style:parent-style-name="Standard" style:list-style-name="L2">
      <style:text-properties fo:font-size="20pt" style:font-size-asian="20pt" style:font-size-complex="20pt"/>
    </style:style>
    <style:style style:name="P34" style:family="paragraph" style:parent-style-name="Standard" style:list-style-name="L3">
      <style:text-properties fo:font-size="20pt" style:font-size-asian="20pt" style:font-size-complex="20pt"/>
    </style:style>
    <style:style style:name="P35" style:family="paragraph" style:parent-style-name="Standard" style:list-style-name="L5">
      <style:text-properties fo:font-size="20pt" style:font-size-asian="20pt" style:font-size-complex="20pt"/>
    </style:style>
    <style:style style:name="P36" style:family="paragraph" style:parent-style-name="Standard" style:list-style-name="L6">
      <style:text-properties fo:font-size="20pt" style:font-size-asian="20pt" style:font-size-complex="20pt"/>
    </style:style>
    <style:style style:name="P37" style:family="paragraph" style:parent-style-name="Standard" style:list-style-name="L8">
      <style:text-properties fo:font-size="20pt" style:font-size-asian="20pt" style:font-size-complex="20pt"/>
    </style:style>
    <style:style style:name="P38" style:family="paragraph" style:parent-style-name="Standard" style:list-style-name="L9">
      <style:text-properties fo:font-size="20pt" style:font-size-asian="20pt" style:font-size-complex="20pt"/>
    </style:style>
    <style:style style:name="P39" style:family="paragraph" style:parent-style-name="Standard" style:list-style-name="L10">
      <style:text-properties fo:font-size="20pt" style:font-size-asian="20pt" style:font-size-complex="20pt"/>
    </style:style>
    <style:style style:name="P40" style:family="paragraph" style:parent-style-name="Standard" style:list-style-name="L12">
      <style:text-properties fo:font-size="20pt" style:font-size-asian="20pt" style:font-size-complex="20pt"/>
    </style:style>
    <style:style style:name="P41" style:family="paragraph" style:parent-style-name="Standard" style:list-style-name="L15">
      <style:text-properties fo:font-size="20pt" style:font-size-asian="20pt" style:font-size-complex="20pt"/>
    </style:style>
    <style:style style:name="P42" style:family="paragraph" style:parent-style-name="Standard" style:list-style-name="L16">
      <style:text-properties fo:font-size="20pt" style:font-size-asian="20pt" style:font-size-complex="20pt"/>
    </style:style>
    <style:style style:name="P43" style:family="paragraph" style:parent-style-name="Standard" style:list-style-name="L17">
      <style:text-properties fo:font-size="20pt" style:font-size-asian="20pt" style:font-size-complex="20pt"/>
    </style:style>
    <style:style style:name="P44" style:family="paragraph" style:parent-style-name="Standard" style:list-style-name="L18">
      <style:text-properties fo:font-size="20pt" style:font-size-asian="20pt" style:font-size-complex="20pt"/>
    </style:style>
    <style:style style:name="P45" style:family="paragraph" style:parent-style-name="Standard" style:list-style-name="L19">
      <style:text-properties fo:font-size="20pt" style:font-size-asian="20pt" style:font-size-complex="20pt"/>
    </style:style>
    <style:style style:name="P46" style:family="paragraph" style:parent-style-name="Standard" style:list-style-name="L20">
      <style:text-properties fo:font-size="20pt" style:font-size-asian="20pt" style:font-size-complex="20pt"/>
    </style:style>
    <style:style style:name="P47" style:family="paragraph" style:parent-style-name="Standard" style:list-style-name="L21">
      <style:text-properties fo:font-size="20pt" style:font-size-asian="20pt" style:font-size-complex="20pt"/>
    </style:style>
    <style:style style:name="P48" style:family="paragraph" style:parent-style-name="Standard" style:list-style-name="L22">
      <style:text-properties fo:font-size="20pt" style:font-size-asian="20pt" style:font-size-complex="20pt"/>
    </style:style>
    <style:style style:name="P49" style:family="paragraph" style:parent-style-name="Standard" style:list-style-name="L23">
      <style:text-properties fo:font-size="20pt" style:font-size-asian="20pt" style:font-size-complex="20pt"/>
    </style:style>
    <style:style style:name="P50" style:family="paragraph" style:parent-style-name="Standard" style:list-style-name="L24">
      <style:text-properties fo:font-size="20pt" style:font-size-asian="20pt" style:font-size-complex="20pt"/>
    </style:style>
    <style:style style:name="P51" style:family="paragraph" style:parent-style-name="Standard" style:list-style-name="L26">
      <style:text-properties fo:font-size="20pt" style:font-size-asian="20pt" style:font-size-complex="20pt"/>
    </style:style>
    <style:style style:name="P52" style:family="paragraph" style:parent-style-name="Standard" style:list-style-name="L27">
      <style:text-properties fo:font-size="20pt" style:font-size-asian="20pt" style:font-size-complex="20pt"/>
    </style:style>
    <style:style style:name="P53" style:family="paragraph" style:parent-style-name="Standard" style:list-style-name="L28">
      <style:text-properties fo:font-size="20pt" style:font-size-asian="20pt" style:font-size-complex="20pt"/>
    </style:style>
    <style:style style:name="P54" style:family="paragraph" style:parent-style-name="Standard" style:list-style-name="L29">
      <style:text-properties fo:font-size="20pt" style:font-size-asian="20pt" style:font-size-complex="20pt"/>
    </style:style>
    <style:style style:name="P55" style:family="paragraph" style:parent-style-name="Standard" style:list-style-name="L30">
      <style:text-properties fo:font-size="20pt" style:font-size-asian="20pt" style:font-size-complex="20pt"/>
    </style:style>
    <style:style style:name="P56" style:family="paragraph" style:parent-style-name="Standard" style:list-style-name="L31">
      <style:text-properties fo:font-size="20pt" style:font-size-asian="20pt" style:font-size-complex="20pt"/>
    </style:style>
    <style:style style:name="P57" style:family="paragraph" style:parent-style-name="Standard" style:list-style-name="L33">
      <style:text-properties fo:font-size="20pt" style:font-size-asian="20pt" style:font-size-complex="20pt"/>
    </style:style>
    <style:style style:name="P58" style:family="paragraph" style:parent-style-name="Standard" style:list-style-name="L34">
      <style:text-properties fo:font-size="20pt" style:font-size-asian="20pt" style:font-size-complex="20pt"/>
    </style:style>
    <style:style style:name="P59" style:family="paragraph" style:parent-style-name="Standard" style:list-style-name="L35">
      <style:text-properties fo:font-size="20pt" style:font-size-asian="20pt" style:font-size-complex="20pt"/>
    </style:style>
    <style:style style:name="P60" style:family="paragraph" style:parent-style-name="Standard" style:list-style-name="L36">
      <style:text-properties fo:font-size="20pt" style:font-size-asian="20pt" style:font-size-complex="20pt"/>
    </style:style>
    <style:style style:name="P61" style:family="paragraph" style:parent-style-name="Standard" style:list-style-name="L37">
      <style:text-properties fo:font-size="20pt" style:font-size-asian="20pt" style:font-size-complex="20pt"/>
    </style:style>
    <style:style style:name="P62" style:family="paragraph" style:parent-style-name="Standard" style:list-style-name="L38">
      <style:text-properties fo:font-size="20pt" style:font-size-asian="20pt" style:font-size-complex="20pt"/>
    </style:style>
    <style:style style:name="P63" style:family="paragraph" style:parent-style-name="Standard" style:list-style-name="L39">
      <style:text-properties fo:font-size="20pt" style:font-size-asian="20pt" style:font-size-complex="20pt"/>
    </style:style>
    <style:style style:name="P64" style:family="paragraph" style:parent-style-name="Standard" style:list-style-name="L40">
      <style:text-properties fo:font-size="20pt" style:font-size-asian="20pt" style:font-size-complex="20pt"/>
    </style:style>
    <style:style style:name="P65" style:family="paragraph" style:parent-style-name="Standard" style:list-style-name="L41">
      <style:text-properties fo:font-size="20pt" style:font-size-asian="20pt" style:font-size-complex="20pt"/>
    </style:style>
    <style:style style:name="P66" style:family="paragraph" style:parent-style-name="Standard" style:list-style-name="L42">
      <style:text-properties fo:font-size="20pt" style:font-size-asian="20pt" style:font-size-complex="20pt"/>
    </style:style>
    <style:style style:name="P67" style:family="paragraph" style:parent-style-name="Standard" style:list-style-name="L43">
      <style:text-properties fo:font-size="20pt" style:font-size-asian="20pt" style:font-size-complex="20pt"/>
    </style:style>
    <style:style style:name="P68" style:family="paragraph" style:parent-style-name="Standard" style:list-style-name="L44">
      <style:text-properties fo:font-size="20pt" style:font-size-asian="20pt" style:font-size-complex="20pt"/>
    </style:style>
    <style:style style:name="P69" style:family="paragraph" style:parent-style-name="Standard" style:list-style-name="L47">
      <style:text-properties fo:font-size="20pt" style:font-size-asian="20pt" style:font-size-complex="20pt"/>
    </style:style>
    <style:style style:name="P70" style:family="paragraph" style:parent-style-name="Standard">
      <style:text-properties fo:font-size="20pt" style:font-size-asian="20pt" style:language-asian="ja" style:country-asian="JP" style:font-size-complex="20pt"/>
    </style:style>
    <style:style style:name="P71" style:family="paragraph" style:parent-style-name="Standard">
      <style:text-properties fo:font-size="24pt" style:font-size-asian="24pt" style:font-size-complex="24pt"/>
    </style:style>
    <style:style style:name="P72" style:family="paragraph" style:parent-style-name="Standard" style:list-style-name="L7">
      <style:text-properties fo:font-size="24pt" style:font-size-asian="24pt" style:font-size-complex="24pt"/>
    </style:style>
    <style:style style:name="P73" style:family="paragraph" style:parent-style-name="Standard" style:list-style-name="L10">
      <style:text-properties fo:font-size="24pt" style:font-size-asian="24pt" style:font-size-complex="24pt"/>
    </style:style>
    <style:style style:name="P74" style:family="paragraph" style:parent-style-name="Standard" style:list-style-name="L19">
      <style:text-properties fo:font-size="24pt" style:font-size-asian="24pt" style:font-size-complex="24pt"/>
    </style:style>
    <style:style style:name="P75" style:family="paragraph" style:parent-style-name="Standard" style:list-style-name="L22">
      <style:text-properties fo:font-size="24pt" style:font-size-asian="24pt" style:font-size-complex="24pt"/>
    </style:style>
    <style:style style:name="P76" style:family="paragraph" style:parent-style-name="Standard" style:list-style-name="L27">
      <style:text-properties fo:font-size="24pt" style:font-size-asian="24pt" style:font-size-complex="24pt"/>
    </style:style>
    <style:style style:name="P77" style:family="paragraph" style:parent-style-name="Standard" style:list-style-name="L30">
      <style:text-properties fo:font-size="24pt" style:font-size-asian="24pt" style:font-size-complex="24pt"/>
    </style:style>
    <style:style style:name="P78" style:family="paragraph" style:parent-style-name="Standard" style:list-style-name="L34">
      <style:text-properties fo:font-size="24pt" style:font-size-asian="24pt" style:font-size-complex="24pt"/>
    </style:style>
    <style:style style:name="P79" style:family="paragraph" style:parent-style-name="Standard" style:list-style-name="L37">
      <style:text-properties fo:font-size="24pt" style:font-size-asian="24pt" style:font-size-complex="24pt"/>
    </style:style>
    <style:style style:name="P80" style:family="paragraph" style:parent-style-name="Standard" style:list-style-name="L40">
      <style:text-properties fo:font-size="24pt" style:font-size-asian="24pt" style:font-size-complex="24pt"/>
    </style:style>
    <style:style style:name="P81" style:family="paragraph" style:parent-style-name="Standard" style:list-style-name="L42">
      <style:text-properties fo:font-size="24pt" style:font-size-asian="24pt" style:font-size-complex="24pt"/>
    </style:style>
    <style:style style:name="P82" style:family="paragraph" style:parent-style-name="Standard" style:list-style-name="L44">
      <style:text-properties fo:font-size="24pt" style:font-size-asian="24pt" style:font-size-complex="24pt"/>
    </style:style>
    <style:style style:name="P83" style:family="paragraph" style:parent-style-name="Standard" style:list-style-name="L45">
      <style:text-properties fo:font-size="24pt" style:font-size-asian="24pt" style:font-size-complex="24pt"/>
    </style:style>
    <style:style style:name="P84" style:family="paragraph" style:parent-style-name="Standard" style:list-style-name="L46">
      <style:text-properties fo:font-size="24pt" style:font-size-asian="24pt" style:font-size-complex="24pt"/>
    </style:style>
    <style:style style:name="P85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86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87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88" style:family="paragraph" style:parent-style-name="Standard" style:list-style-name="L16">
      <style:text-properties fo:color="#801900" fo:font-size="24pt" style:font-size-asian="24pt" style:font-size-complex="24pt"/>
    </style:style>
    <style:style style:name="P89" style:family="paragraph" style:parent-style-name="Standard">
      <style:text-properties fo:color="#3333ff" fo:font-size="24pt" style:font-size-asian="24pt" style:font-size-complex="24pt"/>
    </style:style>
    <style:style style:name="P90" style:family="paragraph" style:parent-style-name="Standard" style:list-style-name="L49"/>
    <style:style style:name="P91" style:family="paragraph" style:parent-style-name="Standard" style:list-style-name="L50"/>
    <style:style style:name="P92" style:family="paragraph" style:parent-style-name="Standard" style:list-style-name="L51"/>
    <style:style style:name="P93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94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95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9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97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8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99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00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0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0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03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04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5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6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7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8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9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0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1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2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3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4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6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7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8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9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0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1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2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3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4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25" style:family="paragraph" style:parent-style-name="Text_20_body" style:list-style-name="L49">
      <style:paragraph-properties fo:margin-top="0cm" fo:margin-bottom="0cm" style:line-height-at-least="0.344cm" fo:orphans="2" fo:widows="2"/>
    </style:style>
    <style:style style:name="P126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2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5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6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7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9" style:family="text">
      <style:text-properties fo:color="#000000" style:font-name-complex="times new roman" style:font-size-complex="24pt" style:font-style-complex="normal" style:font-weight-complex="normal"/>
    </style:style>
    <style:style style:name="T20" style:family="text">
      <style:text-properties fo:color="#000000" style:font-name="times new roman" fo:font-size="14pt" fo:font-style="normal" fo:font-weight="normal"/>
    </style:style>
    <style:style style:name="T21" style:family="text">
      <style:text-properties fo:color="#000000" style:font-name-asian="times new roman" style:font-size-asian="14pt" style:font-style-asian="normal" style:font-weight-asian="normal"/>
    </style:style>
    <style:style style:name="T22" style:family="text">
      <style:text-properties style:font-name-complex="times new roman" style:font-size-complex="24pt" style:font-style-complex="normal" style:font-weight-complex="normal"/>
    </style:style>
    <style:style style:name="T23" style:family="text">
      <style:text-properties style:font-name-complex="times new roman" style:font-size-complex="14pt" style:font-style-complex="normal" style:font-weight-complex="normal"/>
    </style:style>
    <style:style style:name="T24" style:family="text">
      <style:text-properties style:font-name="times new roman" fo:font-size="12pt" fo:font-style="normal" fo:font-weight="normal"/>
    </style:style>
    <style:style style:name="T25" style:family="text">
      <style:text-properties style:font-name="times new roman" fo:font-size="14pt" fo:font-style="normal" fo:font-weight="normal"/>
    </style:style>
    <style:style style:name="T26" style:family="text">
      <style:text-properties style:font-name-asian="times new roman" style:font-size-asian="14pt" style:font-style-asian="normal" style:font-weight-asian="normal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style:font-size-asian="20pt" style:language-asian="ja" style:country-asian="JP" style:font-size-complex="20pt"/>
    </style:style>
    <style:style style:name="T2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8109027719791588255" text:style-name="L1">
        <text:list-item>
          <text:p text:style-name="P97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8684144892810397471" text:style-name="L2">
        <text:list-item>
          <text:p text:style-name="P33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4707474" text:continue-numbering="true" text:style-name="L2">
        <text:list-item>
          <text:p text:style-name="P104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7471894026613339035" text:style-name="L3">
              <text:list-item>
                <text:p text:style-name="P3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4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4708522" text:continue-list="list34707474" text:style-name="L2">
        <text:list-item>
          <text:p text:style-name="P33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1259384641211122068" text:style-name="L4">
        <text:list-item>
          <text:p text:style-name="P114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323126228634720669" text:style-name="L5">
        <text:list-item>
          <text:p text:style-name="P35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4728645" text:continue-numbering="true" text:style-name="L5">
        <text:list-item>
          <text:p text:style-name="P105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179449519106102874" text:style-name="L6">
              <text:list-item>
                <text:p text:style-name="P36">klarnet : zagrałem. ćwiczenia, nie. zagrałem sekwencję. kilka sekwencji. sekwencje z kilkom nutami.</text:p>
              </text:list-item>
              <text:list-item>
                <text:p text:style-name="P36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6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4736958" text:continue-list="list34728645" text:style-name="L5">
        <text:list-item>
          <text:p text:style-name="P35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2620536956862708189" text:style-name="L7">
        <text:list-item>
          <text:p text:style-name="P72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4729514" text:continue-numbering="true" text:style-name="L7">
        <text:list-item>
          <text:p text:style-name="P87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683367882633624753" text:style-name="L8">
        <text:list-item>
          <text:p text:style-name="P115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4733269" text:continue-numbering="true" text:style-name="L8">
        <text:list-item>
          <text:p text:style-name="P37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4725181" text:continue-numbering="true" text:style-name="L8">
        <text:list-item>
          <text:p text:style-name="P106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8343805118444503789" text:style-name="L9">
              <text:list-item>
                <text:p text:style-name="P38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2267759959018403160" text:style-name="L10">
        <text:list-item>
          <text:p text:style-name="P39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4717371" text:continue-numbering="true" text:style-name="L10">
        <text:list-item>
          <text:p text:style-name="P73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7464812185564743521" text:style-name="L11">
        <text:list-item>
          <text:p text:style-name="P116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3930792766247302001" text:style-name="L12">
        <text:list-item>
          <text:p text:style-name="P40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7">/ 그러나, 굳이 먹지 않다. 이윽고 11시가 가까워진다. </text:span><text:soft-page-break/><text:span text:style-name="T27">[Jednak nie odważę[我敢 się zjeść. W końcu zbliża </text:span><text:span text:style-name="T27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4724439" text:continue-list="list34725181" text:style-name="L8">
        <text:list-item>
          <text:p text:style-name="P126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6281447742430787827" text:style-name="L13">
              <text:list-item>
                <text:p text:style-name="P93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6743717624823899619" text:style-name="L14">
        <text:list-item>
          <text:p text:style-name="P94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4713277" text:continue-numbering="true" text:style-name="L14">
        <text:list-item>
          <text:p text:style-name="P95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4719129" text:continue-list="list34724439" text:style-name="L8">
        <text:list-item>
          <text:p text:style-name="P115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4727888" text:continue-numbering="true" text:style-name="L8">
        <text:list-item>
          <text:p text:style-name="P37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7">지금 읽고 있는 책. / 제목은 “</text:span><text:span text:style-name="T28">折りたく柴の記</text:span><text:span text:style-name="T27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4710519" text:continue-numbering="true" text:style-name="L8">
        <text:list-item>
          <text:p text:style-name="P106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4793803973295918381" text:style-name="L15">
              <text:list-item>
                <text:p text:style-name="P41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3754251782488753075" text:style-name="L16">
        <text:list-item>
          <text:p text:style-name="P42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4718097" text:continue-numbering="true" text:style-name="L16">
        <text:list-item>
          <text:p text:style-name="P88"><text:span text:style-name="T18">در مورد تحقیق </text:span><text:span text:style-name="T17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4872012088707953849" text:style-name="L17">
        <text:list-item>
          <text:p text:style-name="P117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4734929" text:continue-numbering="true" text:style-name="L17">
        <text:list-item>
          <text:p text:style-name="P43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4733156" text:continue-numbering="true" text:style-name="L17">
        <text:list-item>
          <text:p text:style-name="P107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1563975864045200013" text:style-name="L18">
              <text:list-item>
                <text:p text:style-name="P44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4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4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4011912457093305369" text:style-name="L19">
        <text:list-item>
          <text:p text:style-name="P45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4729067" text:continue-numbering="true" text:style-name="L19">
        <text:list-item>
          <text:p text:style-name="P74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4498389683719313986" text:style-name="L20">
        <text:list-item>
          <text:p text:style-name="P118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4736133" text:continue-numbering="true" text:style-name="L20">
        <text:list-item>
          <text:p text:style-name="P46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4716126" text:continue-numbering="true" text:style-name="L20">
        <text:list-item>
          <text:p text:style-name="P108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907164327766075445" text:style-name="L21">
              <text:list-item>
                <text:p text:style-name="P47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7561710785963954534" text:style-name="L22">
        <text:list-item>
          <text:p text:style-name="P48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29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4733908" text:continue-numbering="true" text:style-name="L22">
        <text:list-item>
          <text:p text:style-name="P75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29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5923353934944068336" text:style-name="L23">
        <text:list-item>
          <text:p text:style-name="P119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4710310" text:continue-numbering="true" text:style-name="L23">
        <text:list-item>
          <text:p text:style-name="P49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811115264985592094" text:style-name="L24">
              <text:list-item>
                <text:p text:style-name="P50">화장실에서 <text:s/>오줌[mocz을 할 때, 때때로 소변이 변기[miska ustępowa 밖으로 나가 버린다.</text:p>
              </text:list-item>
              <text:list-item>
                <text:p text:style-name="P50">그런 때[W tym czasie, 먼저 화장지[ręcznik papierowy toaleta로 닦아 낸다[Ścierać.</text:p>
              </text:list-item>
              <text:list-item>
                <text:p text:style-name="P50">그 후, 스프레이로 당한 장소으로 소독액을 <text:s/>살포한다.</text:p>
              </text:list-item>
              <text:list-item>
                <text:p text:style-name="P50">그리고, 다시 그 장소를 닦아낸다.</text:p>
              </text:list-item>
            </text:list>
          </table:table-cell>
        </table:table-row>
      </table:table>
      <text:list xml:id="list3334618422732649663" text:style-name="L25">
        <text:list-item>
          <text:p text:style-name="P109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7274731564113629287" text:style-name="L26">
              <text:list-item>
                <text:p text:style-name="P51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1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1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218539534134801142" text:style-name="L27">
        <text:list-item>
          <text:p text:style-name="P52"><text:span text:style-name="T2">عن الأشياء الصغيرة من حولي</text:span><text:span text:style-name="T9">. </text:span><text:span text:style-name="T10">### AAn'il'ashiyaaI[</text:span><text:span text:style-name="T4">사물에</text:span><text:span text:style-name="T10">-</text:span><text:span text:style-name="T4">대해 </text:span><text:span text:style-name="T10">/ 's^aghiyyati[</text:span><text:span text:style-name="T4">작은 </text:span><text:span text:style-name="T10">/ min-xawliy[</text:span><text:span text:style-name="T4">내</text:span><text:span text:style-name="T10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29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4737038" text:continue-numbering="true" text:style-name="L27">
        <text:list-item>
          <text:p text:style-name="P76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29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7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1692419024218961884" text:style-name="L28">
        <text:list-item>
          <text:p text:style-name="P120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4735478" text:continue-numbering="true" text:style-name="L28">
        <text:list-item>
          <text:p text:style-name="P53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4714206" text:continue-numbering="true" text:style-name="L28">
        <text:list-item>
          <text:p text:style-name="P110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4413718898707488301" text:style-name="L29">
              <text:list-item>
                <text:p text:style-name="P54">wczoraj. shaku : znowu spisanie o związecie między pozycjonowaniem i wysokością dźwięku przez te pozycjonowaniem.</text:p>
              </text:list-item>
              <text:list-item>
                <text:p text:style-name="P54">odkrycie z dnia : tak zwana "yuri", to ma trzy pozycje. / pierwsza pozycja : ćwierć / druga : półnuta / trzecia : jeden i pól</text:p>
              </text:list-item>
              <text:list-item>
                <text:p text:style-name="P54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327207646725985158" text:style-name="L30">
        <text:list-item>
          <text:p text:style-name="P55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29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4734085" text:continue-numbering="true" text:style-name="L30">
        <text:list-item>
          <text:p text:style-name="P77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4777603670768752768" text:style-name="L31">
        <text:list-item>
          <text:p text:style-name="P121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4729320" text:continue-numbering="true" text:style-name="L31">
        <text:list-item>
          <text:p text:style-name="P56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8313393765646557042" text:style-name="L32">
        <text:list-item>
          <text:p text:style-name="P111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5763420192349027927" text:style-name="L33">
              <text:list-item>
                <text:p text:style-name="P57">shaku : shaku : znowu, kontynuowałem spisać tabelą korespondencji między pozycjonowaniem i wysokością dźwięku.</text:p>
              </text:list-item>
              <text:list-item>
                <text:p text:style-name="P57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7906811484485503585" text:style-name="L34">
        <text:list-item>
          <text:p text:style-name="P58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29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4727920" text:continue-numbering="true" text:style-name="L34">
        <text:list-item>
          <text:p text:style-name="P78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5460529154422263366" text:style-name="L35">
        <text:list-item>
          <text:p text:style-name="P122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4709310" text:continue-numbering="true" text:style-name="L35">
        <text:list-item>
          <text:p text:style-name="P59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4731998" text:continue-numbering="true" text:style-name="L35">
        <text:list-item>
          <text:p text:style-name="P112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7300700969609333090" text:style-name="L36">
              <text:list-item>
                <text:p text:style-name="P60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4592303097591469292" text:style-name="L37">
        <text:list-item>
          <text:p text:style-name="P61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4724058" text:continue-numbering="true" text:style-name="L37">
        <text:list-item>
          <text:p text:style-name="P79"><text:span text:style-name="T6">در مورد تحقیق </text:span><text:span text:style-name="T5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284553441502302572" text:style-name="L38">
        <text:list-item>
          <text:p text:style-name="P123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4734601" text:continue-numbering="true" text:style-name="L38">
        <text:list-item>
          <text:p text:style-name="P62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4716693" text:continue-numbering="true" text:style-name="L38">
        <text:list-item>
          <text:p text:style-name="P113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2416094101408199992" text:style-name="L39">
              <text:list-item>
                <text:p text:style-name="P63">shaku : jak dla podstawowych praktyk dmuchania, takie same jak poprzednio.</text:p>
              </text:list-item>
              <text:list-item>
                <text:p text:style-name="P63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5003374215817620459" text:style-name="L40">
        <text:list-item>
          <text:p text:style-name="P64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29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4725723" text:continue-numbering="true" text:style-name="L40">
        <text:list-item>
          <text:p text:style-name="P80"><text:span text:style-name="T6">در مورد تحقیق </text:span><text:span text:style-name="T5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4728633" text:continue-list="list34710519" text:style-name="L8">
        <text:list-item>
          <text:p text:style-name="P115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4729161" text:continue-numbering="true" text:style-name="L8">
        <text:list-item>
          <text:p text:style-name="P37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4713360" text:continue-numbering="true" text:style-name="L8">
        <text:list-item>
          <text:p text:style-name="P106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7615344519294772730" text:style-name="L41">
              <text:list-item>
                <text:p text:style-name="P65">zagrałem melodię, którą spisałem w poprzedniej sesji.</text:p>
              </text:list-item>
              <text:list-item>
                <text:p text:style-name="P65">sfilmowałem siebie podczas poprzedniej sesji, grając tę melodię.</text:p>
              </text:list-item>
            </text:list>
          </table:table-cell>
        </table:table-row>
      </table:table>
      <text:list xml:id="list6998261758187775722" text:style-name="L42">
        <text:list-item>
          <text:p text:style-name="P66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29">rsday.</text:span></text:p>
            <text:p text:style-name="P6"><text:span text:style-name="T29">kaan / yawm'l'chamiysi.</text:span>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4713607" text:continue-numbering="true" text:style-name="L42">
        <text:list-item>
          <text:p text:style-name="P81"><text:span text:style-name="T6">در مورد تحقیق </text:span><text:span text:style-name="T5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>@@@</text:p>
      <text:p text:style-name="P5">XXX=================</text:p>
      <text:p text:style-name="P24">myself/ diary / XXXX</text:p>
      <text:list xml:id="list5721257795929844378" text:style-name="L49">
        <text:list-item>
          <text:p text:style-name="P124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/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/>
          </table:table-cell>
        </table:table-row>
      </table:table>
      <text:p text:style-name="P6"/>
      <text:list xml:id="list34714160" text:continue-numbering="true" text:style-name="L49">
        <text:list-item>
          <text:p text:style-name="P90"><text:span text:style-name="T27">신변의 세들로한 것에 대해</text:span>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/>
          </table:table-cell>
        </table:table-row>
        <table:table-row>
          <table:table-cell table:style-name="表72.A2" office:value-type="string">
            <text:p text:style-name="P19"/>
          </table:table-cell>
          <table:table-cell table:style-name="表72.B2" office:value-type="string">
            <text:p text:style-name="P6"/>
          </table:table-cell>
        </table:table-row>
      </table:table>
      <text:list xml:id="list34719557" text:continue-numbering="true" text:style-name="L49">
        <text:list-item>
          <text:p text:style-name="P125"><text:span text:style-name="T12">muzyka</text:span>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3140378022890928183" text:style-name="L47">
              <text:list-item>
                <text:p text:style-name="P69"/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7312110060174498129" text:style-name="L50">
        <text:list-item>
          <text:p text:style-name="P91"><text:span text:style-name="T13">من حولي</text:span><text:span text:style-name="T12">. </text:span><text:span text:style-name="T11">### min-xawliy[</text:span><text:span text:style-name="T14">내</text:span><text:span text:style-name="T11">-</text:span><text:span text:style-name="T14">주위</text:span><text:span text:style-name="T27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aaa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/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aaa</text:p>
          </table:table-cell>
        </table:table-row>
        <text:soft-page-break/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/>
          </table:table-cell>
        </table:table-row>
      </table:table>
      <text:list xml:id="list8099468288021047756" text:style-name="L51">
        <text:list-item>
          <text:p text:style-name="P92"><text:span text:style-name="T7">در مورد تحقیق </text:span><text:span text:style-name="T8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aaa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/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aaa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4731337" text:continue-list="list34713360" text:style-name="L8">
        <text:list-item>
          <text:p text:style-name="P115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4710441" text:continue-numbering="true" text:style-name="L8">
        <text:list-item>
          <text:p text:style-name="P37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4713282" text:continue-numbering="true" text:style-name="L8">
        <text:list-item>
          <text:p text:style-name="P106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3748583162694710748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5441750799056584912" text:style-name="L44">
        <text:list-item>
          <text:p text:style-name="P68"><text:span text:style-name="T2">من حولي</text:span><text:span text:style-name="T9">. </text:span><text:span text:style-name="T10">### min-xawliy[</text:span><text:span text:style-name="T4">내</text:span><text:span text:style-name="T10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ext:soft-page-break/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4720907" text:continue-numbering="true" text:style-name="L44">
        <text:list-item>
          <text:p text:style-name="P82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4730218" text:continue-list="list8109027719791588255" text:style-name="L1">
        <text:list-item>
          <text:p text:style-name="P98"><text:span text:style-name="T26">먹이주기 </text:span><text:span text:style-name="T25">: </text:span><text:span text:style-name="T26">돈 </text:span><text:span text:style-name="T25">~ / </text:span><text:span text:style-name="T26">류 </text:span><text:span text:style-name="T25">~ / </text:span><text:span text:style-name="T26">두 마리 </text:span><text:span text:style-name="T25">+</text:span></text:p>
        </text:list-item>
        <text:list-item>
          <text:p text:style-name="P99">신변의 세들로한 것에 대해</text:p>
        </text:list-item>
        <text:list-item>
          <text:p text:style-name="P98"><text:span text:style-name="T25">питье'[-yoo:</text:span><text:span text:style-name="T26">마신다 </text:span><text:span text:style-name="T25">алкого'ля</text:span></text:p>
        </text:list-item>
        <text:list-item>
          <text:p text:style-name="P101">muzyka</text:p>
        </text:list-item>
        <text:list-item>
          <text:p text:style-name="P102"><text:span text:style-name="T19">عن الله</text:span><text:span text:style-name="T20">. ### AAn'laa[</text:span><text:span text:style-name="T21">신에</text:span><text:span text:style-name="T20">-</text:span><text:span text:style-name="T21">대해</text:span></text:p>
        </text:list-item>
        <text:list-item>
          <text:p text:style-name="P98"><text:span text:style-name="T22">عن الأشياء الصغيرة من حولي</text:span><text:span text:style-name="T24">. </text:span><text:span text:style-name="T25">### AAn'il'ashiyaaI[</text:span><text:span text:style-name="T26">사물에</text:span><text:span text:style-name="T25">-</text:span><text:span text:style-name="T26">대해 </text:span><text:span text:style-name="T25">/ 's^aghiyyati[</text:span><text:span text:style-name="T26">작은 </text:span><text:span text:style-name="T25">/ min-xawliy[</text:span><text:span text:style-name="T26">내</text:span><text:span text:style-name="T25">-</text:span><text:span text:style-name="T26">주위</text:span></text:p>
        </text:list-item>
        <text:list-item>
          <text:p text:style-name="P102"><text:span text:style-name="T19">در مورد تحقیق </text:span><text:span text:style-name="T20">### daar[about / moored[case / txqiyq[research</text:span></text:p>
        </text:list-item>
        <text:list-item>
          <text:p text:style-name="P100"><text:span text:style-name="T23">धर्म के। </text:span><text:span text:style-name="T25">### dharm[</text:span><text:span text:style-name="T26">종교 </text:span><text:span text:style-name="T25">/ ke[</text:span><text:span text:style-name="T26">의 </text:span><text:span text:style-name="T25">\\\ about religion</text:span></text:p>
        </text:list-item>
        <text:list-item>
          <text:p text:style-name="P103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6">四囲</text:span></text:a><text:a xlink:type="simple" xlink:href="http://xn--wbsyb.jp/" office:target-frame-name="_blank" xlink:show="new" text:style-name="Internet_20_link" text:visited-style-name="Visited_20_Internet_20_Link"><text:span text:style-name="T15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483453123732974453" text:style-name="L45">
        <text:list-item>
          <text:p text:style-name="P83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<text:soft-page-break/>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4418506505258315846" text:style-name="L46">
        <text:list-item>
          <text:p text:style-name="P8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6T14:49:53.37</dc:date>
    <dc:creator>iwabuchi ken</dc:creator>
    <meta:editing-duration>PT17H12M44S</meta:editing-duration>
    <meta:editing-cycles>43</meta:editing-cycles>
    <meta:generator>OpenOffice/4.1.3$Win32 OpenOffice.org_project/413m1$Build-9783</meta:generator>
    <meta:document-statistic meta:table-count="75" meta:image-count="0" meta:object-count="0" meta:page-count="25" meta:paragraph-count="370" meta:word-count="4813" meta:character-count="15494"/>
  </office:meta>
</office:document-meta>
</file>